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4f81bd"/>
    </style:style>
    <style:style style:name="T3" style:family="text">
      <style:text-properties fo:font-size="12.00pt" fo:font-weight="normal" fo:font-family="Cambria" style:font-family-asian="Cambria" style:font-family-complex="Cambria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Trama de 'Elemental Squad'</text:span></text:p>
      <text:p text:style-name="P2"><text:span text:style-name="T2"/></text:p>
      <text:p text:style-name="P3"><text:span text:style-name="T3">Iris es forzada a ir a una misión al sistema Azura debido a su capacidad para manipular los 8 elementos y darles forma fisica.</text:span></text:p>
      <text:p text:style-name="P3"><text:span text:style-name="T3">La misión consiste en llegar al planeta Alka, superar todos los posibles obstaculos y hacerse con la piedra elemental de luz.</text:span></text:p>
      <text:p text:style-name="P3"><text:span text:style-name="T3">Para ello cuenta con sus poderes de manipulación elemental y una pequeña nave que funciona de forma automática. La nave está programada para que vuelva a Nabuk, solo cuando Iris consiga la piedra.</text:span></text:p>
      <text:p text:style-name="P3"><text:span text:style-name="T3">Iris tendra la nave a modo de HUB y desde ella podrá enviar a sus elementales al planeta para llevar a cabo la misión.</text:span></text:p>
      <text:p text:style-name="P3"><text:span text:style-name="T3">Estos se iran enfrentando a diferentes peligros y abriendose camino desde la superficie del planeta hasta el interior para asi encontrar la camara de la piedra y poder volver a Nabuk a salvo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